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0"/>
      <text:p text:style-name="P10"/>
      <text:p text:style-name="P10">Di<text:span text:style-name="T3">marts</text:span><text:tab/>2<text:span text:style-name="T5">3</text:span>/09/2<text:span text:style-name="T5">5</text:span></text:p>
      <text:p text:style-name="P3">Comentat </text:p>
      <text:list xml:id="list1608797662421207804" text:style-name="L1">
        <text:list-item>
          <text:p text:style-name="P2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1">Di<text:span text:style-name="T3">mecres</text:span><text:tab/>2<text:span text:style-name="T5">4</text:span>/09/2<text:span text:style-name="T5">5</text:span></text:p>
      <text:p text:style-name="P4"><text:s/></text:p>
      <text:list xml:id="list1544182412528855028" text:style-name="L2">
        <text:list-item>
          <text:p text:style-name="P2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29">Baixem al taller per comentar el funcionament i la connexió del pont de manómetres. Comentem els components del simulador de fred.</text:p>
        </text:list-item>
      </text:list>
      <text:p text:style-name="P18"/>
      <text:p text:style-name="P18"/>
      <text:p text:style-name="P11">Di<text:span text:style-name="T4">jous<text:tab/></text:span><text:tab/>2<text:span text:style-name="T5">5</text:span>/09/2<text:span text:style-name="T5">5</text:span></text:p>
      <text:p text:style-name="P4"><text:s/></text:p>
      <text:list xml:id="list900441124561340192" text:style-name="L3">
        <text:list-item>
          <text:p text:style-name="P3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0">Comentat exercici 1.3-1.</text:p>
        </text:list-item>
      </text:list>
      <text:p text:style-name="P19"/>
      <text:p text:style-name="P19"/>
      <text:p text:style-name="P11">Di<text:span text:style-name="T4">vendres<text:tab/></text:span>2<text:span text:style-name="T5">6</text:span>/09/2<text:span text:style-name="T5">5</text:span></text:p>
      <text:p text:style-name="P4"><text:s/></text:p>
      <text:list xml:id="list652678338541060700" text:style-name="L4">
        <text:list-item>
          <text:p text:style-name="P31">Publicat codi d'accès al Classroom.</text:p>
        </text:list-item>
        <text:list-item>
          <text:p text:style-name="P36">Treball autònom tasca 1.</text:p>
        </text:list-item>
        <text:list-item>
          <text:p text:style-name="P3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0"/>
      <text:p text:style-name="P20"><text:s/></text:p>
      <text:p text:style-name="P12">Di<text:span text:style-name="T3">marts</text:span><text:tab/><text:span text:style-name="T6">30</text:span>/09/2<text:span text:style-name="T5">5</text:span></text:p>
      <text:p text:style-name="P12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3">Di<text:span text:style-name="T3">mecres</text:span><text:tab/><text:span text:style-name="T7">01</text:span>/<text:span text:style-name="T7">10</text:span>/2<text:span text:style-name="T5">5</text:span></text:p>
      <text:p text:style-name="P13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4">Di<text:span text:style-name="T8">jous</text:span><text:tab/><text:span text:style-name="T7">02</text:span>/<text:span text:style-name="T7">10</text:span>/2<text:span text:style-name="T5">5</text:span></text:p>
      <text:p text:style-name="P14"/>
      <text:list xml:id="list112012191207749" text:continue-numbering="true" text:style-name="L4">
        <text:list-item>
          <text:p text:style-name="P3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4"/>
      <text:p text:style-name="P14">Di<text:span text:style-name="T8">vendres 03</text:span>/<text:span text:style-name="T7">10</text:span>/2<text:span text:style-name="T5">5</text:span></text:p>
      <text:p text:style-name="P14"/>
      <text:list xml:id="list112013518584226" text:continue-numbering="true" text:style-name="L4">
        <text:list-item>
          <text:p text:style-name="P3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1"/>
      <text:p text:style-name="P24">Di<text:span text:style-name="T3">marts</text:span><text:tab/><text:span text:style-name="T6">07</text:span>/<text:span text:style-name="T9">10</text:span>/2<text:span text:style-name="T5">5</text:span></text:p>
      <text:p text:style-name="P15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22"/>
      <text:p text:style-name="P16">Di<text:span text:style-name="T3">mecres</text:span><text:tab/><text:span text:style-name="T7">08</text:span>/<text:span text:style-name="T7">10</text:span>/2<text:span text:style-name="T5">5</text:span></text:p>
      <text:p text:style-name="P16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23"/>
      <text:p text:style-name="P23"/>
      <text:p text:style-name="P17">Di<text:span text:style-name="T11">jous</text:span><text:tab/><text:span text:style-name="T7">09</text:span>/<text:span text:style-name="T7">10</text:span>/2<text:span text:style-name="T5">5</text:span></text:p>
      <text:p text:style-name="P17"/>
      <text:list xml:id="list112014001229047" text:continue-numbering="true" text:style-name="L4">
        <text:list-item>
          <text:p text:style-name="P34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34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37">Comentem apartat 1.1 Temperatura y calor.</text:p>
        </text:list-item>
      </text:list>
      <text:p text:style-name="P38"/>
      <text:p text:style-name="P41">Di<text:span text:style-name="T12">vendres 10</text:span>/<text:span text:style-name="T7">10</text:span>/2<text:span text:style-name="T5">5</text:span></text:p>
      <text:p text:style-name="P41"/>
      <text:list xml:id="list112012647126028" text:continue-numbering="true" text:style-name="L4">
        <text:list-item>
          <text:p text:style-name="P3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39">Comentem apartat 1.2 Presión.</text:p>
        </text:list-item>
        <text:list-item>
          <text:p text:style-name="P39">Comentem apartat 1.2 Presión.</text:p>
        </text:list-item>
        <text:list-item>
          <text:p text:style-name="P39">Comentem els exercicis 1.3 Ejercicios temperatura y presión.</text:p>
        </text:list-item>
        <text:list-item>
          <text:p text:style-name="P39">Comentem apartat 1.4 Enegía y potencia</text:p>
        </text:list-item>
        <text:list-item>
          <text:p text:style-name="P40">Comentem els exercicis 1.<text:span text:style-name="T13">5</text:span> Ejercicios <text:span text:style-name="T13">energía y potencia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2T11:20:11.925131193</dc:date>
    <meta:editing-duration>PT2H28M7S</meta:editing-duration>
    <meta:editing-cycles>205</meta:editing-cycles>
    <meta:document-statistic meta:table-count="0" meta:image-count="0" meta:object-count="0" meta:page-count="2" meta:paragraph-count="43" meta:word-count="241" meta:character-count="1560" meta:non-whitespace-character-count="1369"/>
  </office:meta>
</office:document-meta>
</file>